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/>
    <style:font-face style:name="OpenSymbol" svg:font-family="OpenSymbol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line-height="150%" fo:background-color="#ffffff">
        <style:background-image/>
      </style:paragraph-properties>
      <style:text-properties fo:color="#000000"/>
    </style:style>
    <style:style style:name="P2" style:family="paragraph" style:parent-style-name="Preformatted_20_Text" style:list-style-name="L1">
      <style:paragraph-properties fo:line-height="150%" fo:text-align="start" style:justify-single-word="false">
        <style:tab-stops>
          <style:tab-stop style:position="0.132cm"/>
        </style:tab-stops>
      </style:paragraph-properties>
      <style:text-properties fo:color="#000000"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Preformatted_20_Text">
      <style:paragraph-properties fo:line-height="150%" fo:background-color="#ffffff">
        <style:background-image/>
      </style:paragraph-properties>
      <style:text-properties fo:color="#000000"/>
    </style:style>
    <style:style style:name="T1" style:family="text">
      <style:text-properties fo:color="#008000"/>
    </style:style>
    <style:style style:name="T2" style:family="text">
      <style:text-properties fo:color="#008000" style:font-name="Courier New" fo:font-weight="bold"/>
    </style:style>
    <style:style style:name="T3" style:family="text">
      <style:text-properties fo:color="#660e7a" style:font-name="Courier New" fo:font-weight="bold"/>
    </style:style>
    <style:style style:name="T4" style:family="text">
      <style:text-properties fo:color="#0000ff" style:font-name="Courier New" fo:font-weight="bold"/>
    </style:style>
    <style:style style:name="T5" style:family="text">
      <style:text-properties style:font-name="Courier New"/>
    </style:style>
    <style:style style:name="T6" style:family="text">
      <style:text-properties fo:color="#000080"/>
    </style:style>
    <style:style style:name="T7" style:family="text">
      <style:text-properties fo:color="#000080" fo:font-weight="bol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26170196703396164" text:style-name="L1">
        <text:list-header>
          <text:p text:style-name="P2">&lt;<text:span text:style-name="T7">android.support.design.widget.FloatingActionButton</text:span></text:p>
        </text:list-header>
      </text:list>
      <text:p text:style-name="P3"><text:span text:style-name="T6"><text:s text:c="4"/></text:span><text:span text:style-name="T3">android</text:span><text:span text:style-name="T4">:id=</text:span><text:span text:style-name="T2">"@+id/calcFloatingActionButton"</text:span></text:p>
      <text:p text:style-name="P3"><text:span text:style-name="T1"><text:s text:c="4"/></text:span><text:span text:style-name="T3">android</text:span><text:span text:style-name="T4">:layout_width=</text:span><text:span text:style-name="T2">"wrap_content"</text:span></text:p>
      <text:p text:style-name="P3"><text:span text:style-name="T1"><text:s text:c="4"/></text:span><text:span text:style-name="T3">android</text:span><text:span text:style-name="T4">:layout_height=</text:span><text:span text:style-name="T2">"wrap_content"</text:span></text:p>
      <text:p text:style-name="P3"><text:span text:style-name="T1"><text:s text:c="4"/></text:span><text:span text:style-name="T3">android</text:span><text:span text:style-name="T4">:layout_alignParentEnd=</text:span><text:span text:style-name="T2">"true"</text:span></text:p>
      <text:p text:style-name="P3"><text:span text:style-name="T1"><text:s text:c="4"/></text:span><text:span text:style-name="T3">android</text:span><text:span text:style-name="T4">:layout_centerVertical=</text:span><text:span text:style-name="T2">"true"</text:span></text:p>
      <text:p text:style-name="P3"><text:span text:style-name="T1"><text:s text:c="4"/></text:span><text:span text:style-name="T3">android</text:span><text:span text:style-name="T4">:layout_marginEnd=</text:span><text:span text:style-name="T2">"37dp"</text:span></text:p>
      <text:p text:style-name="P3"><text:span text:style-name="T1"><text:s text:c="4"/></text:span><text:span text:style-name="T3">android</text:span><text:span text:style-name="T4">:onClick=</text:span><text:span text:style-name="T2">"MBMI"</text:span></text:p>
      <text:p text:style-name="P3"><text:span text:style-name="T1"><text:s text:c="4"/></text:span><text:span text:style-name="T3">android</text:span><text:span text:style-name="T4">:src=</text:span><text:span text:style-name="T2">"@drawable/ic_my_icon"</text:span></text:p>
      <text:p text:style-name="P1"><text:span text:style-name="T1"><text:s text:c="4"/></text:span><text:span text:style-name="T3">app</text:span><text:span text:style-name="T4">:backgroundTint=</text:span><text:span text:style-name="T2">"@android:color/background_light" </text:span><text:span text:style-name="T5">/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 New" svg:font-family="'Courier New'"/>
    <style:font-face style:name="OpenSymbol" svg:font-family="OpenSymbol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3T18:36:11.33</meta:creation-date>
    <dc:date>2018-04-03T18:37:02.10</dc:date>
    <meta:editing-duration>PT50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0" meta:word-count="11" meta:character-count="414"/>
  </office:meta>
</office:document-meta>
</file>